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1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1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1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1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1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1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1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1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Standard" style:list-style-name="LFO1" style:family="paragraph"/>
    <style:style style:name="P3" style:parent-style-name="Standard" style:list-style-name="LFO1" style:family="paragraph"/>
    <style:style style:name="P4" style:parent-style-name="Standard" style:list-style-name="LFO2" style:family="paragraph"/>
    <style:style style:name="P5" style:parent-style-name="Textbody" style:list-style-name="LFO2" style:family="paragraph">
      <style:paragraph-properties fo:margin-bottom="0in"/>
    </style:style>
    <style:style style:name="T6" style:parent-style-name="DefaultParagraphFont" style:family="text">
      <style:text-properties fo:language="es" fo:country="ES"/>
    </style:style>
    <style:style style:name="T7" style:parent-style-name="DefaultParagraphFont" style:family="text">
      <style:text-properties fo:language="es" fo:country="ES"/>
    </style:style>
    <style:style style:name="P8" style:parent-style-name="Textbody" style:list-style-name="LFO2" style:family="paragraph">
      <style:paragraph-properties fo:margin-bottom="0in"/>
    </style:style>
    <style:style style:name="T9" style:parent-style-name="DefaultParagraphFont" style:family="text">
      <style:text-properties fo:language="es" fo:country="ES"/>
    </style:style>
    <style:style style:name="P10" style:parent-style-name="Textbody" style:list-style-name="LFO2" style:family="paragraph">
      <style:paragraph-properties fo:margin-bottom="0in"/>
    </style:style>
    <style:style style:name="T11" style:parent-style-name="DefaultParagraphFont" style:family="text">
      <style:text-properties fo:language="es" fo:country="ES"/>
    </style:style>
    <style:style style:name="P12" style:parent-style-name="Textbody" style:list-style-name="LFO2" style:family="paragraph"/>
    <style:style style:name="T13" style:parent-style-name="DefaultParagraphFont" style:family="text">
      <style:text-properties fo:language="es" fo:country="ES"/>
    </style:style>
    <style:style style:name="T14" style:parent-style-name="DefaultParagraphFont" style:family="text">
      <style:text-properties fo:language="es" fo:country="ES"/>
    </style:style>
    <style:style style:name="T15" style:parent-style-name="DefaultParagraphFont" style:family="text">
      <style:text-properties fo:language="es" fo:country="ES"/>
    </style:style>
    <style:style style:name="T16" style:parent-style-name="DefaultParagraphFont" style:family="text">
      <style:text-properties fo:language="es" fo:country="ES"/>
    </style:style>
    <style:style style:name="T17" style:parent-style-name="DefaultParagraphFont" style:family="text">
      <style:text-properties fo:language="es" fo:country="ES"/>
    </style:style>
    <style:style style:name="T18" style:parent-style-name="DefaultParagraphFont" style:family="text">
      <style:text-properties fo:language="es" fo:country="ES"/>
    </style:style>
    <style:style style:name="T19" style:parent-style-name="DefaultParagraphFont" style:family="text">
      <style:text-properties fo:language="es" fo:country="ES"/>
    </style:style>
    <style:style style:name="T20" style:parent-style-name="DefaultParagraphFont" style:family="text">
      <style:text-properties fo:language="es" fo:country="ES"/>
    </style:style>
    <style:style style:name="T21" style:parent-style-name="DefaultParagraphFont" style:family="text">
      <style:text-properties fo:language="es" fo:country="ES"/>
    </style:style>
    <style:style style:name="T22" style:parent-style-name="DefaultParagraphFont" style:family="text">
      <style:text-properties fo:language="es" fo:country="ES"/>
    </style:style>
    <style:style style:name="T23" style:parent-style-name="DefaultParagraphFont" style:family="text">
      <style:text-properties fo:language="es" fo:country="ES"/>
    </style:style>
    <style:style style:name="T24" style:parent-style-name="DefaultParagraphFont" style:family="text">
      <style:text-properties fo:language="es" fo:country="ES"/>
    </style:style>
    <style:style style:name="P25" style:parent-style-name="ListContents" style:family="paragraph">
      <style:paragraph-properties fo:margin-bottom="0.1965in"/>
    </style:style>
    <style:style style:name="P26" style:parent-style-name="Textbody" style:list-style-name="LFO3" style:family="paragraph"/>
    <style:style style:name="P27" style:parent-style-name="Textbody" style:list-style-name="LFO3" style:family="paragraph"/>
  </office:automatic-styles>
  <office:body>
    <office:text text:use-soft-page-breaks="true">
      <text:p text:style-name="P1">PARTE I</text:p>
      <text:p text:style-name="Standard"/>
      <text:p text:style-name="Standard">¿Que codigo de error sale?<text:line-break/></text:p>
      <text:list text:style-name="LFO1" text:continue-numbering="true">
        <text:list-item>
          <text:p text:style-name="P2">400 Bad Request</text:p>
        </text:list-item>
        <text:list-item>
          <text:p text:style-name="P3">The server cannot or will not process the request due to an apparent client error (e.g., malformed request syntax, size too large,<text:s/>invalid request message framing, or deceptive request routing).<text:line-break/></text:p>
        </text:list-item>
      </text:list>
      <text:p text:style-name="Standard">¿Qué otros códigos de error existen?, ¿En qué caso se manejarán?</text:p>
      <text:p text:style-name="Standard"/>
      <text:list text:style-name="LFO2" text:continue-numbering="true">
        <text:list-item>
          <text:p text:style-name="P4">1xx (Informational):<text:s/><text:line-break/>Se recibió la solucitud y que el proceso continuo <text:s/></text:p>
        </text:list-item>
        <text:list-item>
          <text:p text:style-name="P5">2xx (Successful):<text:s/><text:line-break/><text:bookmark-start text:name="tw-target-text"/><text:bookmark-end text:name="tw-target-text"/><text:span text:style-name="T6">la solicitud se recibió, entendi</text:span><text:span text:style-name="T7">ó y aceptó con éxito.</text:span></text:p>
        </text:list-item>
        <text:list-item>
          <text:p text:style-name="P8">3xx (Redirection):<text:line-break/><text:bookmark-start text:name="tw-target-text1"/><text:bookmark-end text:name="tw-target-text1"/><text:span text:style-name="T9">se deben tomar medidas adicionales para completar la solicitud</text:span></text:p>
        </text:list-item>
        <text:list-item>
          <text:p text:style-name="P10">4xx (Client Error):<text:s/><text:line-break/><text:bookmark-start text:name="tw-target-text2"/><text:bookmark-end text:name="tw-target-text2"/><text:span text:style-name="T11">la solicitud contiene una sintaxis incorrecta o no se puede cumplir</text:span></text:p>
        </text:list-item>
        <text:list-item>
          <text:p text:style-name="P12">5xx (Server Error):<text:s/><text:line-break/><text:bookmark-start text:name="tw-target-text3"/><text:bookmark-end text:name="tw-target-text3"/><text:span text:style-name="T13">el servidor no pudo cumplir una solicitud<text:s/></text:span><text:span text:style-name="T14">aparentemente válida</text:span></text:p>
        </text:list-item>
      </text:list>
      <text:p text:style-name="Textbody"><text:span text:style-name="T15">difference between get and post?</text:span></text:p>
      <text:p text:style-name="Textbody"><text:span text:style-name="T16"><text:tab/></text:span><text:bookmark-start text:name="tw-target-text4"/><text:bookmark-end text:name="tw-target-text4"/><text:span text:style-name="T17"><text:s/>GET solicita una representación del recurso especificado. Las solicitudes que usan GET solo deberían recuperar datos y no deberían tener otro efecto. (Esto también es cierto para algunos otros método</text:span><text:span text:style-name="T18">s HTTP). [1] El W3C ha publicado principios de orientación sobre esta distinción, diciendo: "El diseño de la aplicación web debe estar informado por los principios anteriores, pero también por las limitaciones relevantes". [22] Vea los métodos seguros a co</text:span><text:span text:style-name="T19">ntinuación.</text:span></text:p>
      <text:p text:style-name="Textbody"/>
      <text:p text:style-name="Textbody"><text:bookmark-start text:name="tw-target-text5"/><text:bookmark-end text:name="tw-target-text5"/><text:span text:style-name="T20"><text:s/></text:span><text:span text:style-name="T21"><text:tab/>POST<text:s/></text:span><text:span text:style-name="T22"><text:tab/>El método POST solicita que el servidor acepte la entidad incluida en la solicitud como un nuevo subordinado del recurso web identificado por el URI. Los datos publicados pueden ser, por ejemplo, una anotación para los recursos existen</text:span><text:span text:style-name="T23">tes; un mensaje para un tablón de anuncios, grupo de noticias, lista de correo o hilo de comentarios; un bloque de datos que es el resultado de enviar un formulario web a un proceso de manejo de datos; o un elemento para agregar a una base de datos.</text:span></text:p>
      <text:p text:style-name="Textbody"/>
      <text:p text:style-name="ListHeading"><text:span text:style-name="T24">GET</text:span></text:p>
      <text:p text:style-name="ListContents">The GET method requests a representation of the specified resource. Requests using GET should only<text:s/><text:a xlink:href="https://en.wikipedia.org/wiki/Data_retrieval" office:target-frame-name="_top" xlink:show="replace">retrieve data</text:a><text:s/>and should have no other effect. (This is also true of some other HTTP methods.)<text:bookmark-start text:name="cite_ref-ietf2616_1-2"/><text:bookmark-end text:name="cite_ref-ietf2616_1-2"/><text:a xlink:href="https://en.wikipedia.org/wiki/Hypertext_Transfer_Protocol#cite_note-ietf2616-1" office:target-frame-name="_top" xlink:show="replace">[1]</text:a><text:s/>The<text:s/><text:a xlink:href="https://en.wikipedia.org/wiki/W3C" office:target-frame-name="_top" xlink:show="replace">W3C</text:a><text:s/>has published guidance principles on this distinction, saying, "<text:a xlink:href="https://en.wikipedia.org/wiki/Web_application" office:target-frame-name="_top" xlink:show="replace">Web application</text:a><text:s/>design should be informed by the above principles, but also by the relevant limitations."<text:bookmark-start text:name="cite_ref-22"/><text:bookmark-end text:name="cite_ref-22"/><text:a xlink:href="https://en.wikipedia.org/wiki/Hypertext_Transfer_Protocol#cite_note-22" office:target-frame-name="_top" xlink:show="replace">[22]</text:a><text:s/>See<text:s/><text:a xlink:href="https://en.wikipedia.org/wiki/Hypertext_Transfer_Protocol#Safe_methods" office:target-frame-name="_top" xlink:show="replace">safe methods</text:a><text:s/>below.</text:p>
      <text:p text:style-name="ListHeading">HEAD</text:p>
      <text:soft-page-break/>
      <text:p text:style-name="ListContents">The HEAD method asks for a response identical to that of a GET request, but without the response body. This is useful for retrieving meta-information written in response headers, without having to transport the entire content.</text:p>
      <text:p text:style-name="ListHeading">POST</text:p>
      <text:p text:style-name="ListContents">The<text:s/><text:a xlink:href="https://en.wikipedia.org/wiki/POST_(HTTP)" office:target-frame-name="_top" xlink:show="replace">POST method</text:a><text:s/>requests that the server accept the entity enclosed in the request as a new subordinate of the<text:s/><text:a xlink:href="https://en.wikipedia.org/wiki/Web_resource" office:target-frame-name="_top" xlink:show="replace">web resource</text:a><text:s/>identified by the URI. The data POSTed might be, for example, an annotation for existing resources; a message for a bulletin board, newsgroup, mailing list, or comment thread; a block of data that is the result of submitting a<text:s/><text:a xlink:href="https://en.wikipedia.org/wiki/Form_(HTML)" office:target-frame-name="_top" xlink:show="replace">web form</text:a><text:s/>to a data-handling process; or an item to add to a database.<text:bookmark-start text:name="cite_ref-23"/><text:bookmark-end text:name="cite_ref-23"/><text:a xlink:href="https://en.wikipedia.org/wiki/Hypertext_Transfer_Protocol#cite_note-23" office:target-frame-name="_top" xlink:show="replace">[23]</text:a></text:p>
      <text:p text:style-name="ListHeading">PUT</text:p>
      <text:p text:style-name="ListContents">The<text:s/>PUT method requests that the enclosed entity be stored under the supplied<text:s/><text:a xlink:href="https://en.wikipedia.org/wiki/URI" office:target-frame-name="_top" xlink:show="replace">URI</text:a>. If the URI refers to an already existing resource, it is modified; if the URI does not point to an existing resource, then the server can create the resource with that URI.<text:bookmark-start text:name="cite_ref-24"/><text:bookmark-end text:name="cite_ref-24"/><text:a xlink:href="https://en.wikipedia.org/wiki/Hypertext_Transfer_Protocol#cite_note-24" office:target-frame-name="_top" xlink:show="replace">[24]</text:a></text:p>
      <text:p text:style-name="ListHeading">DELETE</text:p>
      <text:p text:style-name="ListContents">The DELETE method deletes the specified resource.</text:p>
      <text:p text:style-name="ListHeading">TRACE</text:p>
      <text:p text:style-name="ListContents">The TRACE method echoes the received request so that a client can see what (if any) changes or additions have been made by intermediate servers.</text:p>
      <text:p text:style-name="ListHeading">OPTIONS</text:p>
      <text:p text:style-name="ListContents">The OPTIONS method returns the HTTP methods that the server supports for the specified<text:s/><text:a xlink:href="https://en.wikipedia.org/wiki/URL" office:target-frame-name="_top" xlink:show="replace">URL</text:a>. This can be used to check the functionality of a web server by requesting '*' instead of a specific resource.</text:p>
      <text:p text:style-name="ListHeading">CONNECT</text:p>
      <text:p text:style-name="ListContents"><text:bookmark-start text:name="cite_ref-rfc2616.9.9_25-0"/><text:bookmark-end text:name="cite_ref-rfc2616.9.9_25-0"/><text:a xlink:href="https://en.wikipedia.org/wiki/Hypertext_Transfer_Protocol#cite_note-rfc2616.9.9-25" office:target-frame-name="_top" xlink:show="replace">[25]</text:a><text:s/>The CONNECT method converts the request connection to a transparent<text:s/><text:a xlink:href="https://en.wikipedia.org/wiki/Tunneling_protocol" office:target-frame-name="_top" xlink:show="replace">TCP/IP tunnel</text:a>, usually to facilitate<text:s/><text:a xlink:href="https://en.wikipedia.org/wiki/Transport_Layer_Security" office:target-frame-name="_top" xlink:show="replace">SSL</text:a>-encrypted communication (HTTPS) through an unencrypted<text:s/><text:a xlink:href="https://en.wikipedia.org/wiki/HTTP_proxy" office:target-frame-name="_top" xlink:show="replace">HTTP proxy</text:a>.<text:bookmark-start text:name="cite_ref-26"/><text:bookmark-end text:name="cite_ref-26"/><text:a xlink:href="https://en.wikipedia.org/wiki/Hypertext_Transfer_Protocol#cite_note-26" office:target-frame-name="_top" xlink:show="replace">[26]</text:a><text:bookmark-start text:name="cite_ref-27"/><text:bookmark-end text:name="cite_ref-27"/><text:a xlink:href="https://en.wikipedia.org/wiki/Hypertext_Transfer_Protocol#cite_note-27" office:target-frame-name="_top" xlink:show="replace">[27]</text:a><text:s/>See<text:s/><text:a xlink:href="https://en.wikipedia.org/wiki/HTTP_tunnel#HTTP_CONNECT_method" office:target-frame-name="_top" xlink:show="replace">HTTP CONNECT method</text:a>.</text:p>
      <text:p text:style-name="ListHeading">PATCH</text:p>
      <text:p text:style-name="P25">The PATCH method applies partial modifications to a resource.<text:bookmark-start text:name="cite_ref-28"/><text:bookmark-end text:name="cite_ref-28"/><text:a xlink:href="https://en.wikipedia.org/wiki/Hypertext_Transfer_Protocol#cite_note-28" office:target-frame-name="_top" xlink:show="replace">[28]</text:a></text:p>
      <text:p text:style-name="Textbody">All general-purpose HTTP servers are required to implement at least the GET and HEAD methods, and all other methods are considered optional by the specification.</text:p>
      <text:p text:style-name="Textbody"/>
      <text:p text:style-name="Textbody">¿Cuáles son las diferencias con los diferentes parámetros?</text:p>
      <text:list text:style-name="LFO3" text:continue-numbering="true">
        <text:list-item>
          <text:p text:style-name="P26">Cuando ejecutamos el comando curl <text:s/>-v<text:s/><text:a xlink:href="http://www.httpbin.org/" office:target-frame-name="_top" xlink:show="replace">www.httpbin.org</text:a><text:s/>nos agrega el Rebuilt URL, la conección con el url y el port,<text:s/>ademas hace un GET y nos retorna la version del HTTP y el USER_AGENT. Al final agrega “Connection #0 to host www.httpbin.org left intact”</text:p>
        </text:list-item>
        <text:list-item>
          <text:p text:style-name="P27">Al ejecutar el comando curl -i<text:s/><text:a xlink:href="http://www.httpbin.org/" office:target-frame-name="_top" xlink:show="replace">www.httpbin.org</text:a><text:s/>informa la conección sin hacer<text:s/>GET ni HOST ni USER_AGENT</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1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1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1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1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1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1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1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1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2153043@labinfo.is.escuelaing.edu.co</dc:creator>
    <meta:creation-date>2019-09-17T16:22:00Z</meta:creation-date>
    <dc:date>2019-09-18T21:03:00Z</dc:date>
    <meta:template xlink:href="Normal" xlink:type="simple"/>
    <meta:editing-cycles>3</meta:editing-cycles>
    <meta:editing-duration>PT6360S</meta:editing-duration>
    <meta:document-statistic meta:page-count="2" meta:paragraph-count="11" meta:word-count="890" meta:character-count="5954" meta:row-count="42" meta:non-whitespace-character-count="5075"/>
  </office:meta>
</office:document-meta>
</file>